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Unifont" svg:font-family="Unifont" style:font-family-generic="system" style:font-pitch="variable"/>
    <style:font-face style:name="monospace" svg:font-family="monospace"/>
    <style:font-face style:name="sans-serif" svg:font-family="sans-serif"/>
  </office:font-face-decls>
  <office:automatic-styles>
    <style:style style:name="P1" style:family="paragraph" style:parent-style-name="Header">
      <style:paragraph-properties fo:text-align="end" style:justify-single-word="false"/>
      <style:text-properties officeooo:rsid="000691c0" officeooo:paragraph-rsid="000691c0"/>
    </style:style>
    <style:style style:name="P2" style:family="paragraph" style:parent-style-name="Standard">
      <style:text-properties style:font-name="Liberation Serif" fo:font-size="12pt" officeooo:rsid="000549ed" officeooo:paragraph-rsid="000549ed" style:font-size-asian="12pt" style:font-size-complex="12pt"/>
    </style:style>
    <style:style style:name="P3" style:family="paragraph" style:parent-style-name="Standard">
      <style:text-properties style:font-name="Liberation Serif" fo:font-size="12pt" officeooo:rsid="000691c0" officeooo:paragraph-rsid="000691c0" style:font-size-asian="12pt" style:font-size-complex="12pt"/>
    </style:style>
    <style:style style:name="P4" style:family="paragraph" style:parent-style-name="Standard">
      <style:paragraph-properties fo:text-align="start" style:justify-single-word="false"/>
      <style:text-properties style:font-name="Liberation Serif" fo:font-size="12pt" officeooo:rsid="00071257" officeooo:paragraph-rsid="00071257" style:font-size-asian="12pt" style:font-size-complex="12pt"/>
    </style:style>
    <style:style style:name="P5" style:family="paragraph" style:parent-style-name="Standard">
      <style:text-properties style:font-name="Liberation Serif" fo:font-size="12pt" officeooo:rsid="000db2bb" officeooo:paragraph-rsid="000db2bb" style:font-size-asian="12pt" style:font-size-complex="12pt"/>
    </style:style>
    <style:style style:name="P6" style:family="paragraph" style:parent-style-name="Standard">
      <style:paragraph-properties fo:text-align="start" style:justify-single-word="false"/>
      <style:text-properties style:font-name="Liberation Serif" fo:font-size="12pt" fo:font-weight="normal" officeooo:rsid="00071257" officeooo:paragraph-rsid="00071257"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07dba1" officeooo:paragraph-rsid="0007dba1"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07dba1" officeooo:paragraph-rsid="0007e76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07dba1" officeooo:paragraph-rsid="000cbc8a" style:font-size-asian="12pt" style:font-weight-asian="normal" style:font-size-complex="12pt" style:font-weight-complex="normal"/>
    </style:style>
    <style:style style:name="T1" style:family="text">
      <style:text-properties style:font-name="sans-serif" officeooo:rsid="0007e76e" loext:padding="0in" loext:border="none"/>
    </style:style>
    <style:style style:name="T2" style:family="text">
      <style:text-properties loext:padding="0in" loext:border="none"/>
    </style:style>
    <style:style style:name="T3" style:family="text">
      <style:text-properties fo:font-weight="bold" style:font-weight-asian="bold" style:font-weight-complex="bold" loext:padding="0in" loext:border="none"/>
    </style:style>
    <style:style style:name="T4" style:family="text">
      <style:text-properties fo:font-weight="bold" officeooo:rsid="0007dba1" style:font-weight-asian="bold" style:font-weight-complex="bold" loext:padding="0in" loext:border="none"/>
    </style:style>
    <style:style style:name="T5" style:family="text">
      <style:text-properties fo:font-weight="bold" officeooo:rsid="000af6f3" style:font-weight-asian="bold" style:font-weight-complex="bold" loext:padding="0in" loext:border="none"/>
    </style:style>
    <style:style style:name="T6" style:family="text">
      <style:text-properties fo:font-weight="bold" officeooo:rsid="0009a09b" style:font-weight-asian="bold" style:font-weight-complex="bold" loext:padding="0in" loext:border="none"/>
    </style:style>
    <style:style style:name="T7" style:family="text">
      <style:text-properties fo:font-weight="bold" officeooo:rsid="0007e76e" style:font-weight-asian="bold" style:font-weight-complex="bold" loext:padding="0in" loext:border="none"/>
    </style:style>
    <style:style style:name="T8" style:family="text">
      <style:text-properties officeooo:rsid="0007e76e" loext:padding="0in" loext:border="none"/>
    </style:style>
    <style:style style:name="T9" style:family="text">
      <style:text-properties officeooo:rsid="000db2bb" loext:padding="0in" loext:border="none"/>
    </style:style>
    <style:style style:name="T10" style:family="text">
      <style:text-properties officeooo:rsid="000dd0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ummary:</text:p>
      <text:p text:style-name="P5">From this lab, I only really learned about rsync. It’s a cool use of ssh and is interesting that it seems to get used for syncing repository for some linux distros. <text:span text:style-name="T10">The rest of this I know about and use often.</text:span> <text:span text:style-name="T10">Would be nice to give some security information about the robustness of keys or which keys to use. For instance, the ssh has us use dsa but it would be nice to go over the of keys especially ecdsa.</text:span></text:p>
      <text:p text:style-name="P5"/>
      <text:p text:style-name="P5">Questions for each exercise on the lab document for the lab report:</text:p>
      <text:p text:style-name="P2"/>
      <text:p text:style-name="P2">3.1.1</text:p>
      <text:p text:style-name="P2"/>
      <text:p text:style-name="P2"><text:span text:style-name="T2">Once you are connected, run ls to check the directories. Run hostname to view the hostname. Which machine is the output coming from, your local machine or the remote machine?</text:span></text:p>
      <text:p text:style-name="P2"><text:span text:style-name="T2"><text:tab/></text:span><text:span text:style-name="T3">It runs on the remote machine</text:span></text:p>
      <text:p text:style-name="P2"><text:span text:style-name="T2"/></text:p>
      <text:p text:style-name="P3"><text:span text:style-name="T2">3.1.2</text:span></text:p>
      <text:p text:style-name="P3"><text:span text:style-name="T2"/></text:p>
      <text:p text:style-name="P3"><text:span text:style-name="T2">Another tool that uses SSH to perform secure file copies is rsync. Read up on rsync. How is it different than scp?</text:span></text:p>
      <text:p text:style-name="P4"><text:span text:style-name="T2"><text:tab/></text:span><text:span text:style-name="T3">It looks like it syncs files between devices. It looks at the size and time modified to determine if the file has been modified. <text:s/>If so it will update that file. </text:span></text:p>
      <text:p text:style-name="P4"><text:span text:style-name="T3"/></text:p>
      <text:p text:style-name="P6"><text:span text:style-name="T2">Use rsync -av to copy a file from the remote machine to your local machine. Then run the exact same command to copy the file again. How many bytes were copied the first time? How many bytes were copied the second time?</text:span></text:p>
      <text:p text:style-name="P6"><text:span text:style-name="T2"><text:tab/></text:span><text:span text:style-name="T4">350 the first time and then 72 the second time</text:span></text:p>
      <text:p text:style-name="P6"><text:span text:style-name="T2"><text:tab/></text:span></text:p>
      <text:p text:style-name="P7"><text:span text:style-name="T2">3.1.4</text:span></text:p>
      <text:p text:style-name="P7"><text:span text:style-name="T2"/></text:p>
      <text:p text:style-name="P7"><text:span text:style-name="T2">If you’re feeling bold, edit the file (It’s just an ASCII text file! Welcome toLinux!) and delete the entry. Then try SSHing tolinux-1again. Do you get a warning?</text:span></text:p>
      <text:p text:style-name="P7"><text:span text:style-name="T3"><text:tab/>It gave me a warning asking if I trust the device again.</text:span><text:span text:style-name="T2"> </text:span></text:p>
      <text:p text:style-name="P7"><text:span text:style-name="T2"/></text:p>
      <text:p text:style-name="P7"><text:span text:style-name="T2"><text:s/></text:span><text:span text:style-name="T8">3.1.5</text:span></text:p>
      <text:p text:style-name="P7"><text:span text:style-name="T1"/></text:p>
      <text:p text:style-name="P8"><text:span text:style-name="T8">1. On your local machine, run command ssh-keygen -t dsa to generate an DSA key pair. Under the.ssh directory, which file contains your private key? Which file contains your public key?</text:span></text:p>
      <text:p text:style-name="P8"><text:span text:style-name="T8"><text:tab/></text:span><text:span text:style-name="T7">Private key is ~/.ssh/id_dsa and public is id_dsa.pub</text:span></text:p>
      <text:p text:style-name="P8"><text:span text:style-name="T8"/></text:p>
      <text:p text:style-name="P8"><text:span text:style-name="T8">2. When you create the key pair, you are asked to enter a passphrase. What is the difference between this passphrase and a password? What if you forget your passphrase? (HINT: readman ssh-keygen)</text:span></text:p>
      <text:p text:style-name="P8"><text:span text:style-name="T8"><text:tab/></text:span><text:span text:style-name="T6">The passphrase is the encryption key used. It can’t be recovered so a new key is generated. </text:span></text:p>
      <text:p text:style-name="P8"><text:span text:style-name="T8"/></text:p>
      <text:p text:style-name="P8"><text:span text:style-name="T8">3. Which file is the passphrase used to encrypt? Why isn’t the other one encrypted with the passphrase?</text:span></text:p>
      <text:p text:style-name="P9"><text:span text:style-name="T8"><text:tab/></text:span><text:span text:style-name="T5">The private key is encrypted. The public key is well public and needs to be know by others so encrypting it doesn’t add any protection whereas encrypting the private one does as only the local machine should have it. </text:span></text:p>
      <text:p text:style-name="P9"><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Unifont" svg:font-family="Unifont"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691c0" officeooo:paragraph-rsid="000691c0"/>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Jacob Boicken <text:page-number text:select-page="current">1</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05T19:25:35.573444629</meta:creation-date>
    <meta:generator>LibreOffice/7.2.1.2$OpenBSD_X86_64 LibreOffice_project/20$Build-2</meta:generator>
    <dc:date>2022-05-05T20:04:01.846252260</dc:date>
    <meta:editing-duration>PT38M22S</meta:editing-duration>
    <meta:editing-cycles>12</meta:editing-cycles>
    <meta:document-statistic meta:table-count="0" meta:image-count="0" meta:object-count="0" meta:page-count="1" meta:paragraph-count="23" meta:word-count="427" meta:character-count="2332" meta:non-whitespace-character-count="1913"/>
  </office:meta>
</office:document-meta>
</file>